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.70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03cm"/>
    </style:style>
    <style:style style:name="P1" style:family="paragraph">
      <style:text-properties fo:color="#ffffff" style:font-name="Source Sans Pro"/>
    </style:style>
    <style:style style:name="P2" style:family="paragraph">
      <loext:graphic-properties draw:fill="none" draw:fill-color="#ffffff"/>
      <style:text-properties fo:color="#ffffff" style:font-name="Source Sans Pro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fo:color="#ffffff" style:font-name="Source Sans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03cm" svg:x="1.4cm" svg:y="0cm" presentation:class="title">
          <draw:text-box>
            <text:p>Teoria Formal de Objetos</text:p>
          </draw:text-box>
        </draw:frame>
        <draw:frame draw:style-name="gr1" draw:text-style-name="P2" draw:layer="layout" svg:width="8.273cm" svg:height="1.247cm" svg:x="9.864cm" svg:y="1.801cm">
          <draw:text-box>
            <text:p text:style-name="P1"><text:span text:style-name="T1">Pedro Bruel, António Mirand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1.703cm" svg:x="1.4cm" svg:y="0cm" presentation:class="title">
          <draw:text-box>
            <text:p>Índice</text:p>
          </draw:text-box>
        </draw:frame>
        <draw:frame draw:style-name="gr3" draw:text-style-name="P4" draw:layer="layout" svg:width="22.86cm" svg:height="0.962cm" svg:x="2.54cm" svg:y="5.08cm">
          <draw:text-box>
            <text:list text:style-name="L3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32pt" fo:font-style="normal" fo:text-shadow="none" style:text-underline-style="none" fo:font-weight="normal" style:letter-kerning="true" fo:background-color="#ffffff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314004" draw:fill-color="#314004" draw:textarea-vertical-align="middle" draw:auto-grow-height="false" fo:min-height="1.778cm" fo:min-width="28cm"/>
    </style:style>
    <style:style style:name="Mpr3" style:family="presentation" style:parent-style-name="Default-backgroundobjects">
      <style:graphic-properties svg:stroke-color="#008000" draw:fill-color="#008000" draw:textarea-vertical-align="middle" draw:auto-grow-height="false" fo:min-height="1.016cm" fo:min-width="2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14004"/>
      <style:paragraph-properties fo:text-align="center"/>
    </style:style>
    <style:style style:name="MP8" style:family="paragraph">
      <loext:graphic-properties draw:fill-color="#008000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935cm" svg:x="0cm" svg:y="20.065cm" presentation:class="date-time">
        <draw:text-box>
          <text:p text:style-name="MP1"><text:s text:c="4"/>09/05/2015</text:p>
        </draw:text-box>
      </draw:frame>
      <draw:frame presentation:style-name="Mpr1" draw:text-style-name="MP6" draw:layer="backgroundobjects" svg:width="8.875cm" svg:height="0.935cm" svg:x="9.576cm" svg:y="20.065cm" presentation:class="footer">
        <draw:text-box>
          <text:p text:style-name="MP5">Teoria Formal de Objetos</text:p>
        </draw:text-box>
      </draw:frame>
      <draw:frame presentation:style-name="Mpr1" draw:text-style-name="MP4" draw:layer="backgroundobjects" svg:width="6.523cm" svg:height="0.935cm" svg:x="21.477cm" svg:y="20.065cm" presentation:class="page-number">
        <draw:text-box>
          <text:p text:style-name="MP3"><text:page-number>&lt;number&gt;</text:page-number>/<text:page-count>2</text:page-count> <text:s text:c="3"/></text:p>
        </draw:text-box>
      </draw:frame>
      <draw:custom-shape presentation:style-name="Mpr2" draw:text-style-name="MP7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28cm" svg:height="1.016cm" svg:x="0cm" svg:y="1.77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703cm" svg:x="1.4cm" svg:y="0cm" presentation:class="titl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4:01:02.838542922</meta:creation-date>
    <dc:date>2015-06-02T14:55:48.701021599</dc:date>
    <meta:editing-duration>PT9M14S</meta:editing-duration>
    <meta:editing-cycles>2</meta:editing-cycles>
    <meta:generator>LibreOffice/4.4.3.2$Linux_X86_64 LibreOffice_project/88805f81e9fe61362df02b9941de8e38a9b5fd16</meta:generator>
    <meta:document-statistic meta:object-count="31"/>
  </office:meta>
</office:document-meta>
</file>